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44" table:default-cell-style-name="Default"/>
        <table:table-row table:style-name="ro2">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0 – 3.4 sum</text:p>
          </table:table-cell>
          <table:table-cell/>
          <table:table-cell office:value-type="string">
            <text:p>11 – 3.2 sum</text:p>
          </table:table-cell>
        </table:table-row>
        <table:table-row table:style-name="ro2">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style-name="ce5" office:value-type="date" office:date-value="2012-01-04">
            <text:p>01/04/12</text:p>
          </table:table-cell>
          <table:table-cell table:style-name="ce5" office:value-type="date" office:date-value="2012-03-18">
            <text:p>03/18/12</text:p>
          </table:table-cell>
          <table:table-cell table:style-name="ce5" office:value-type="date" office:date-value="2012-05-20">
            <text:p>05/20/12</text:p>
          </table:table-cell>
          <table:table-cell table:style-name="ce5" office:value-type="date" office:date-value="2012-07-21">
            <text:p>07/21/12</text:p>
          </table:table-cell>
          <table:table-cell table:number-columns-repeated="9"/>
        </table:table-row>
        <table:table-row table:style-name="ro2">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P3:.AT3])" office:value-type="float" office:value="368">
            <text:p>368</text:p>
          </table:table-cell>
          <table:table-cell/>
          <table:table-cell table:formula="of:=SUM([.M3:.AR3])" office:value-type="float" office:value="2581">
            <text:p>2581</text:p>
          </table:table-cell>
        </table:table-row>
        <table:table-row table:style-name="ro2">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P4:.AT4])/SUM([.AP3:.AT3])/24" office:value-type="float" office:value="5.79438405797101">
            <text:p>5.79</text:p>
          </table:table-cell>
          <table:table-cell/>
          <table:table-cell table:formula="of:=SUM([.M4:.AR4])/SUM([.M3:.AR3])/24" office:value-type="float" office:value="4.29659046881054">
            <text:p>4.3</text:p>
          </table:table-cell>
        </table:table-row>
        <table:table-row table:style-name="ro2">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table:number-columns-repeated="9"/>
        </table:table-row>
        <table:table-row table:style-name="ro2">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T6]-[.AP6]" office:value-type="float" office:value="736913">
            <text:p>736913</text:p>
          </table:table-cell>
          <table:table-cell/>
          <table:table-cell table:formula="of:=[.AN6]-[.S6]" office:value-type="float" office:value="6618628">
            <text:p>6618628</text:p>
          </table:table-cell>
        </table:table-row>
        <table:table-row table:style-name="ro2">
          <table:table-cell table:number-columns-repeated="56"/>
        </table:table-row>
        <table:table-row table:style-name="ro2">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table:number-columns-repeated="9"/>
        </table:table-row>
        <table:table-row table:style-name="ro2">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table:number-columns-repeated="9"/>
        </table:table-row>
        <table:table-row table:style-name="ro2">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table:number-columns-repeated="9"/>
        </table:table-row>
        <table:table-row table:style-name="ro2">
          <table:table-cell table:number-columns-repeated="56"/>
        </table:table-row>
        <table:table-row table:style-name="ro2">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table:number-columns-repeated="4"/>
          <table:table-cell office:value-type="float" office:value="2889">
            <text:p>2889</text:p>
          </table:table-cell>
          <table:table-cell office:value-type="float" office:value="3453">
            <text:p>3453</text:p>
          </table:table-cell>
          <table:table-cell table:number-columns-repeated="3"/>
        </table:table-row>
        <table:table-row table:style-name="ro2">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21">
            <text:p>221</text:p>
          </table:table-cell>
          <table:table-cell office:value-type="float" office:value="212">
            <text:p>212</text:p>
          </table:table-cell>
          <table:table-cell office:value-type="float" office:value="226">
            <text:p>226</text:p>
          </table:table-cell>
          <table:table-cell office:value-type="float" office:value="205">
            <text:p>205</text:p>
          </table:table-cell>
          <table:table-cell office:value-type="float" office:value="196">
            <text:p>196</text:p>
          </table:table-cell>
          <table:table-cell office:value-type="float" office:value="194">
            <text:p>194</text:p>
          </table:table-cell>
          <table:table-cell table:number-columns-repeated="4"/>
          <table:table-cell office:value-type="float" office:value="355">
            <text:p>355</text:p>
          </table:table-cell>
          <table:table-cell office:value-type="float" office:value="463">
            <text:p>463</text:p>
          </table:table-cell>
          <table:table-cell table:number-columns-repeated="3"/>
        </table:table-row>
        <table:table-row table:style-name="ro2" table:number-rows-repeated="2">
          <table:table-cell table:number-columns-repeated="56"/>
        </table:table-row>
        <table:table-row table:style-name="ro2">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P4:.AT4])/SUM([.AP3:.AT3])" office:value-type="float" office:value="139.065217391304">
            <text:p>139.07</text:p>
          </table:table-cell>
          <table:table-cell/>
          <table:table-cell table:formula="of:=SUM([.S4:.AN4])/SUM([.S3:.AN3])" office:value-type="float" office:value="109.147074904319">
            <text:p>109.15</text:p>
          </table:table-cell>
        </table:table-row>
        <table:table-row table:style-name="ro2">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table-cell table:formula="of:=[.AW16]/24" office:value-type="float" office:value="5.50927010148322">
            <text:p>5.51</text:p>
          </table:table-cell>
          <table:table-cell table:formula="of:=[.AX16]/24" office:value-type="float" office:value="3.92725950172759">
            <text:p>3.93</text:p>
          </table:table-cell>
          <table:table-cell table:formula="of:=[.AY16]/24" office:value-type="float" office:value="5.77600541376643">
            <text:p>5.78</text:p>
          </table:table-cell>
          <table:table-cell table:formula="of:=[.AZ16]/24" office:value-type="float" office:value="5.4416295471418">
            <text:p>5.44</text:p>
          </table:table-cell>
          <table:table-cell table:formula="of:=[.BA16]/24" office:value-type="float" office:value="5.63979526551504">
            <text:p>5.64</text:p>
          </table:table-cell>
          <table:table-cell table:formula="of:=[.BB16]/24" office:value-type="float" office:value="5.79438405797101">
            <text:p>5.79</text:p>
          </table:table-cell>
          <table:table-cell/>
          <table:table-cell table:formula="of:=[.BD16]/24" office:value-type="float" office:value="4.54779478767997">
            <text:p>4.55</text:p>
          </table:table-cell>
        </table:table-row>
        <table:table-row table:style-name="ro2">
          <table:table-cell table:number-columns-repeated="56"/>
        </table:table-row>
        <table:table-row table:style-name="ro2">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number-columns-repeated="9"/>
        </table:table-row>
        <table:table-row table:style-name="ro2">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number-columns-repeated="9"/>
        </table:table-row>
        <table:table-row table:style-name="ro2">
          <table:table-cell table:number-columns-repeated="56"/>
        </table:table-row>
        <table:table-row table:style-name="ro2">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P8:.AT8])/SUM([.AP3:.AT3])" office:value-type="float" office:value="10536.777173913">
            <text:p>10536.78</text:p>
          </table:table-cell>
          <table:table-cell/>
          <table:table-cell table:formula="of:=SUM([.S8:.AN8])/SUM([.S3:.AN3])" office:value-type="float" office:value="8013.27665390924">
            <text:p>8013.28</text:p>
          </table:table-cell>
        </table:table-row>
        <table:table-row table:style-name="ro2">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P9:.AT9])/SUM([.AP3:.AT3])" office:value-type="float" office:value="8363.71739130435">
            <text:p>8363.72</text:p>
          </table:table-cell>
          <table:table-cell/>
          <table:table-cell table:formula="of:=SUM([.S9:.AN9])/SUM([.S3:.AN3])" office:value-type="float" office:value="4336.30508474576">
            <text:p>4336.31</text:p>
          </table:table-cell>
        </table:table-row>
        <table:table-row table:style-name="ro2">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P10:.AT10])/SUM([.AP3:.AT3])" office:value-type="float" office:value="2298.10597826087">
            <text:p>2298.11</text:p>
          </table:table-cell>
          <table:table-cell/>
          <table:table-cell table:formula="of:=SUM([.S10:.AN10])/SUM([.S3:.AN3])" office:value-type="float" office:value="1826.83761618371">
            <text:p>1826.84</text:p>
          </table:table-cell>
        </table:table-row>
        <table:table-row table:style-name="ro2">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table-cell table:formula="of:=[.AW22]/24" office:value-type="float" office:value="483.045277127244">
            <text:p>483.05</text:p>
          </table:table-cell>
          <table:table-cell table:formula="of:=[.AX22]/24" office:value-type="float" office:value="289.404482633206">
            <text:p>289.4</text:p>
          </table:table-cell>
          <table:table-cell table:formula="of:=[.AY22]/24" office:value-type="float" office:value="411.731728538283">
            <text:p>411.73</text:p>
          </table:table-cell>
          <table:table-cell table:formula="of:=[.AZ22]/24" office:value-type="float" office:value="401.008723088344">
            <text:p>401.01</text:p>
          </table:table-cell>
          <table:table-cell table:formula="of:=[.BA22]/24" office:value-type="float" office:value="512.748866213152">
            <text:p>512.75</text:p>
          </table:table-cell>
          <table:table-cell table:formula="of:=[.BB22]/24" office:value-type="float" office:value="439.032382246377">
            <text:p>439.03</text:p>
          </table:table-cell>
          <table:table-cell/>
          <table:table-cell table:formula="of:=[.BD22]/24" office:value-type="float" office:value="333.886527246218">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1">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1">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1">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1">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1">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1">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1">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1">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1">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1">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1">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1">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1">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1">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0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90</meta:editing-cycles>
    <meta:editing-duration>P1DT20H38M40S</meta:editing-duration>
    <dc:date>2012-07-24T09:44:34</dc:date>
    <dc:creator>Greg KH</dc:creator>
    <meta:document-statistic meta:table-count="35" meta:cell-count="4125" meta:object-count="0"/>
    <meta:user-defined meta:name="Info 1"/>
    <meta:user-defined meta:name="Info 2"/>
    <meta:user-defined meta:name="Info 3"/>
    <meta:user-defined meta:name="Info 4"/>
  </office:meta>
</office:document-meta>
</file>